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482" officeooo:paragraph-rsid="000ea4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ar um projeto em Laravel</text:p>
      <text:p text:style-name="P1">composer create-project laravel/laravel --prefer-dist ficha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0:47:27.148422165</meta:creation-date>
    <dc:date>2019-04-17T10:48:29.521102471</dc:date>
    <meta:editing-duration>PT1M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1" meta:character-count="87" meta:non-whitespace-character-count="79"/>
  </office:meta>
</office:document-meta>
</file>